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424" calcext:value-type="float">
            <text:p>132.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608" calcext:value-type="float">
            <text:p>132.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352" calcext:value-type="float">
            <text:p>131.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8" calcext:value-type="float">
            <text:p>130.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872" calcext:value-type="float">
            <text:p>130.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944" calcext:value-type="float">
            <text:p>128.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072" calcext:value-type="float">
            <text:p>127.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4" calcext:value-type="float">
            <text:p>127.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064" calcext:value-type="float">
            <text:p>127.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728" calcext:value-type="float">
            <text:p>126.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152" calcext:value-type="float">
            <text:p>126.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064" calcext:value-type="float">
            <text:p>127.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104" calcext:value-type="float">
            <text:p>126.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444" calcext:value-type="float">
            <text:p>126.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5608" calcext:value-type="float">
            <text:p>128.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8552" calcext:value-type="float">
            <text:p>127.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808" calcext:value-type="float">
            <text:p>125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2904" calcext:value-type="float">
            <text:p>125.3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8512" calcext:value-type="float">
            <text:p>124.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0032" calcext:value-type="float">
            <text:p>123.7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6504" calcext:value-type="float">
            <text:p>123.6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9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696" calcext:value-type="float">
            <text:p>124.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1264" calcext:value-type="float">
            <text:p>123.6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24" calcext:value-type="float">
            <text:p>122.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44384" calcext:value-type="float">
            <text:p>121.9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65136" calcext:value-type="float">
            <text:p>121.8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8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6552" calcext:value-type="float">
            <text:p>122.5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768" calcext:value-type="float">
            <text:p>122.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8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7576" calcext:value-type="float">
            <text:p>122.3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8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8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8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7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7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7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472" calcext:value-type="float">
            <text:p>113.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7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7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7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792" calcext:value-type="float">
            <text:p>112.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7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7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6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6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6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6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796" calcext:value-type="float">
            <text:p>105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6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6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0944" calcext:value-type="float">
            <text:p>102.0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208" calcext:value-type="float">
            <text:p>101.4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6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5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5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1392" calcext:value-type="float">
            <text:p>100.2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701</text:p>
          </table:table-cell>
          <table:table-cell office:value-type="string" calcext:value-type="string">
            <text:p>TWDB:0638701</text:p>
          </table:table-cell>
          <table:table-cell office:value-type="string" calcext:value-type="string">
            <text:p>195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